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02f63" officeooo:paragraph-rsid="00002f63"/>
    </style:style>
    <style:style style:name="P2" style:family="paragraph" style:parent-style-name="Text_20_body">
      <style:text-properties officeooo:rsid="00002f63" officeooo:paragraph-rsid="00002f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08:36:42.628082277</meta:creation-date>
    <dc:date>2025-11-26T08:38:03.297697873</dc:date>
    <meta:editing-duration>PT1M21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25.8.3.2$Linux_X86_64 LibreOffice_project/580$Build-2</meta:generator>
  </office:meta>
</office:document-meta>
</file>